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155cc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155cc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8761d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3e8e31f-c593-92b0-f697-9fa4854bf4f3"/>-- (Mike García Medium): Get the name of the teenagers (people between 13 and 19 years old) who have ordered pizza at 'New York Pizza' or 'Dominos'. Show also the age of the person.</text:p>
      <text:p text:style-name="Text_20_body"/>
      <text:p text:style-name="P2">πPerson.name (σPerson.name=Frequents.name∧Person.age≥13∧Person.age≤19∧(Frequents.pizzeria='New York Pizza'∨Frequents.pizzeria='Dominos') (Person⨯Frequents))</text:p>
      <text:p text:style-name="Text_20_body"/>
      <text:p text:style-name="P2">πPerson.name (σPerson.age≥13∧Person.age≤19∧(Frequents.pizzeria='New York Pizza'∨Frequents.pizzeria='Dominos') (Person⨝Frequents))</text:p>
      <text:p text:style-name="Text_20_body"/>
      <text:p text:style-name="P2">πPerson.name (Person⨝Person.name=Frequents.name∧Person.age≥13∧Person.age≤19∧(Frequents.pizzeria='New York Pizza'∨Frequents.pizzeria='Dominos') Frequents)</text:p>
      <text:p text:style-name="Text_20_body"/>
      <text:p text:style-name="P1">Miguel Lladó. (easy): Which restaurants serve pizzas that do not exceed 8 euros?</text:p>
      <text:p text:style-name="Text_20_body"/>
      <text:p text:style-name="P2">π pizzeria ( σ price ≤ 8 Serves)</text:p>
      <text:p text:style-name="Text_20_body"/>
      <text:p text:style-name="P1">Miguel Lladó. (medium): What girls usually eat at Pizza Hut or Straw Hat?</text:p>
      <text:p text:style-name="Text_20_body"/>
      <text:p text:style-name="P2">πname (σgender='female'∧(pizzeria='Pizza Hut'∨pizzeria='Straw Hat') (Person ⨝ Frequents))</text:p>
      <text:p text:style-name="Text_20_body"/>
      <text:p text:style-name="P1">Miguel Lladó. (difficult): In which restaurants can eat pizzas the boys with a price between 8 and 12 euros?</text:p>
      <text:p text:style-name="Text_20_body"/>
      <text:p text:style-name="P2">πpizzeria (σgender='male'∧price≥8∧price≤12 (Person ⨝ Frequents ⨝ Serves))</text:p>
      <text:p text:style-name="Text_20_body"/>
      <text:p text:style-name="P1">Miguel Lladó. (easy):I need to know the names and ages of people who are going to eat pepperoni pizza at Dominos or Little Caesars</text:p>
      <text:p text:style-name="Text_20_body"/>
      <text:p text:style-name="P2">πname,age ((πname,pizzeria (σpizza='pepperoni'∧pizzeria='Little Caesars' (Person ⨝ Eats ⨝ Serves)) ∩ Frequents) ⨝ Person)</text:p>
      <text:p text:style-name="P3">∪ </text:p>
      <text:p text:style-name="P2">πname,age ((πname,pizzeria (σpizza='pepperoni'∧pizzeria='Dominos' (Person ⨝ Eats ⨝ Serves)) ∩ Frequents) ⨝ Person)</text:p>
      <text:p text:style-name="Text_20_body"/>
      <text:p text:style-name="P4">πname,age ((σFrequents.pizzeria=Serves.pizzeria∧Eats.pizza=Serves.pizza∧Eats.pizza='pepperoni'∧(Frequents.pizzeria='Dominos'∨Frequents.pizzeria='Little Caesars') ((Frequents ⨝ Eats) ⨯ Serves)) ⨝ Person)</text:p>
      <text:p text:style-name="Text_20_body"><text:soft-page-break/></text:p>
      <text:p text:style-name="P1">Miguel Lladó. (difficult): What pizzas below 11 euros are usually eaten by girls between 18 and 22 years old at Pizza Hut and Straw Hat restaurants</text:p>
      <text:p text:style-name="Text_20_body"/>
      <text:p text:style-name="P2">σprice&lt;11∧(pizzeria='Pizza Hut'∨pizzeria='Straw Hat') ((πname (σgender='female'∧age≥18∧age≤22 Person) ⨝ Frequents) ⨝ Serves)</text:p>
      <text:p text:style-name="Text_20_body"/>
      <text:p text:style-name="P1">-- Silvia Marin (Difficult)-Find gender from people who eats at Pizza Hut pepperoni pizza.</text:p>
      <text:p text:style-name="Text_20_body"/>
      <text:p text:style-name="P2">πgender (σpizza='pepperoni'∧pizzeria='Pizza Hut' (Frequents ⨝ Eats) ⨝ Person)</text:p>
      <text:p text:style-name="Text_20_body"/>
      <text:p text:style-name="P1">-- "(David Muñoz Barras, easy): Find the name of the client which younger age."</text:p>
      <text:p text:style-name="Text_20_body"/>
      <text:p text:style-name="P2">A1 = πage1 (ρage1←age Person)</text:p>
      <text:p text:style-name="P2">A2 = πage2 (ρage2←age Person)</text:p>
      <text:p text:style-name="P2">A = πage1 (σage1&gt;age2 (A1⨯A2))</text:p>
      <text:p text:style-name="P2">Menor = A1 - A</text:p>
      <text:p text:style-name="P2">Person ⨝ (ρage←age1 Menor)</text:p>
      <text:p text:style-name="Text_20_body"/>
      <text:p text:style-name="P1">-- Obtener pizzeria, sabor y precio de las pizzas más caras.</text:p>
      <text:p text:style-name="Text_20_body"/>
      <text:p text:style-name="P4">S1 = πprice1 (ρprice1←price Serves)</text:p>
      <text:p text:style-name="P4">S2 = πprice2 (ρprice2←price Serves)</text:p>
      <text:p text:style-name="P4">S = πprice2 (σprice1&gt;price2 (S1⨯S2))</text:p>
      <text:p text:style-name="P4">Mayor = S2 - S</text:p>
      <text:p text:style-name="P4">Serves ⨝ (ρprice←price2 Mayor)</text:p>
      <text:p text:style-name="Text_20_body"/>
      <text:p text:style-name="P1">-- Get the name of the persons who frequent two or more pizzerias.</text:p>
      <text:p text:style-name="Text_20_body"/>
      <text:p text:style-name="P4">F1 = (ρname1←name,pizzeria1←pizzeria Frequents)</text:p>
      <text:p text:style-name="P4">F2 = (ρname2←name,pizzeria2←pizzeria Frequents)</text:p>
      <text:p text:style-name="P4">πname1 (F1 ⨝name1=name2∧pizzeria1≠pizzeria2 F2)</text:p>
      <text:p text:style-name="Text_20_body"/>
      <text:p text:style-name="P1">-- Get the name of the persons who only eat one kind of pizza.</text:p>
      <text:p text:style-name="Text_20_body"/>
      <text:p text:style-name="P4">E1 = ρname1←name,pizza1←pizza Eats</text:p>
      <text:p text:style-name="P4">E2 = ρname2←name,pizza2←pizza Eats</text:p>
      <text:p text:style-name="P4">E = E1 ⨝name1=name2∧pizza1≠pizza2 E2</text:p>
      <text:p text:style-name="P4">πname Eats - ρname←name1 (πname1 E)</text:p>
      <text:p text:style-name="Text_20_body"/>
      <text:p text:style-name="P1"><text:soft-page-break/>-- Find all pizzas eaten by at least one female over the age of 20.</text:p>
      <text:p text:style-name="Text_20_body"/>
      <text:p text:style-name="P4">Girlsp20 = σage&gt;20∧gender='female' Person</text:p>
      <text:p text:style-name="P4">πpizza (Girlsp20 ⨝ Eats)</text:p>
      <text:p text:style-name="Text_20_body"/>
      <text:p text:style-name="P1">-- Find the names of all females who eat at least one pizza served by Straw Hat. (Note: The pizza need not be eaten at Straw Hat.)</text:p>
      <text:p text:style-name="Text_20_body"/>
      <text:p text:style-name="P4">πname (σgender='female' (Person ⨝ (Eats ⨝ (πpizza (σpizzeria='Straw Hat' Serves)))))</text:p>
      <text:p text:style-name="Text_20_body"/>
      <text:p text:style-name="P1">-- Find all pizzerias that serve at least one pizza for less than $10 that either Amy or Fay (or both) eat. </text:p>
      <text:p text:style-name="Text_20_body"/>
      <text:p text:style-name="P4">πpizzeria (σprice&lt;10 (Serves ⨝ (πpizza (σname='Amy'∨name='Fay' Eats))))</text:p>
      <text:p text:style-name="Text_20_body"/>
      <text:p text:style-name="P1">-- Find all pizzerias that serve at least one pizza for less than $10 that both Amy and Fay eat. </text:p>
      <text:p text:style-name="Text_20_body"/>
      <text:p text:style-name="P4">Amy = πpizza (σname='Amy' Eats)</text:p>
      <text:p text:style-name="P4">Fay = πpizza (σname='Fay' Eats)</text:p>
      <text:p text:style-name="P4">πpizzeria (σprice&lt;10 (Serves ⨝ (Amy ∩ Fay)))</text:p>
      <text:p text:style-name="Text_20_body"/>
      <text:p text:style-name="P1">-- Find the names of all people who eat at least one pizza served by Dominos but who do not frequent Dominos. </text:p>
      <text:p text:style-name="Text_20_body"/>
      <text:p text:style-name="P4">ServeDo = πname (Eats ⨝ (σpizzeria='Dominos' Serves))</text:p>
      <text:p text:style-name="P4">NotFreqDom = (πname Person) - πname (σpizzeria='Dominos' Frequents)</text:p>
      <text:p text:style-name="P4">ServeDo ∩ NotFreqDom</text:p>
      <text:p text:style-name="Text_20_body"/>
      <text:p text:style-name="P1">-- Find all pizzas that are eaten only by people younger than 24, or that cost less than $10 everywhere they're served. </text:p>
      <text:p text:style-name="Text_20_body"/>
      <text:p text:style-name="P4">PizzaYoung24 = πpizza Eats - πpizza σage≥24 (Person ⨝ Eats)</text:p>
      <text:p text:style-name="P4">PizzaLess10 = πpizza Serves - πpizza (σprice≥10 Serves)</text:p>
      <text:p text:style-name="P4">PizzaYoung24 ∪ PizzaLess10</text:p>
      <text:p text:style-name="Text_20_body"/>
      <text:p text:style-name="P1">-- Find the age of the oldest person (or people) who eat mushroom pizza. </text:p>
      <text:p text:style-name="Text_20_body"/>
      <text:p text:style-name="P4">PersonMsh = Person ⨝ πname (σpizza='mushroom' Eats)</text:p>
      <text:p text:style-name="P4">A1 = πage1 (ρage1←age PersonMsh)</text:p>
      <text:p text:style-name="P4">A2 = πage2 (ρage2←age PersonMsh)</text:p>
      <text:p text:style-name="P4"><text:soft-page-break/>A = σage1&gt;age2 (A1 ⨯ A2)</text:p>
      <text:p text:style-name="P4">Bigger = A2 - πage2 A</text:p>
      <text:p text:style-name="P4">Person⨝(ρage←age2 Bigger)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LibreOffice/5.2.2.2$Windows_X86_64 LibreOffice_project/8f96e87c890bf8fa77463cd4b640a2312823f3ad</meta:generator>
    <dc:date>2017-11-16T17:06:33.151000000</dc:date>
    <meta:document-statistic meta:table-count="0" meta:image-count="0" meta:object-count="0" meta:page-count="4" meta:paragraph-count="67" meta:word-count="619" meta:character-count="4403" meta:non-whitespace-character-count="3843"/>
    <meta:user-defined meta:name="Info 1"/>
    <meta:user-defined meta:name="Info 2"/>
    <meta:user-defined meta:name="Info 3"/>
    <meta:user-defined meta:name="Info 4"/>
  </office:meta>
</office:document-meta>
</file>